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Normal">La technologie et l’innovation au Brésil en 2024 : un pays en pleine transformation numérique</text:p>
      <text:p/>
      <text:p text:style-name="Normal">En 2024, le Brésil s’affirme comme un acteur clé de l’innovation technologique en Amérique latine, combinant dynamisme entrepreneurial, investissements stratégiques et une population jeune et connectée. Grâce à des secteurs en plein essor comme les fintechs, l’intelligence artificielle (IA) et les énergies renouvelables, le pays se positionne comme un hub d’innovation régionale. Les startups brésiliennes attirent de plus en plus d’investisseurs internationaux, notamment dans des domaines tels que la santé digitale, la logistique intelligente ou encore les solutions agricoles de précision.</text:p>
      <text:p/>
      <text:p text:style-name="Normal">Un aspect marquant de cette révolution technologique est le développement accéléré des fintechs, qui transforment les services financiers pour des millions d’utilisateurs. Des plateformes comme Nubank ou PicPay ont démocratisé l’accès aux comptes bancaires sans frais et aux microcrédits, tout en réduisant la dépendance aux banques traditionnelles. En parallèle, le gouvernement brésilien investit dans des infrastructures numériques pour réduire la fracture numérique entre zones urbaines et rurales.</text:p>
      <text:p/>
      <text:p text:style-name="Normal">L’intelligence artificielle (IA) constitue également un pilier majeur de cette transformation. Des entreprises locales innovent dans des applications variées : diagnostic médical assisté par IA (comme dans certains hôpitaux publics), optimisation énergétique ou même automation industrielle pour renforcer la compétitivité du Brésil face à ses partenaires commerciaux.</text:p>
      <text:p/>
      <text:p text:style-name="Normal">Cependant, malgré ces avancées spectaculaires, plusieurs défis persistent. La cybersécurité reste une préoccupation croissante avec l’augmentation des cyberattaques ciblant entreprises et institutions publiques. Par ailleurs, certaines régions du pays souffrent encore d’un accès limité à Internet haut débit nécessitant davantage d’infrastructures locales.</text:p>
      <text:p/>
      <text:p text:style-name="Normal">En conclusion, 2024 marque un tournant décisif pour le Brésil dans son parcours vers une économie ancrée sur la technologie et l’innovation durable. Avec ses talents techniques abondants – formés notamment par les universités spécialisées – ainsi que son écosystème startup florissant (notamment autour de São Paulo), il pourrait bien devenir un modèle à suivre non seulement en Amérique latine mais aussi sur la scène mondiale.</text:p>
      <text:p/>
      <text:p text:style-name="Normal">*(Texte appartenant intégralement à Mistral AI)*</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Titre1" style:family="paragraph" style:display-name="Titre1">
      <style:text-properties fo:font-size="18pt" fo:font-weight="bold"/>
    </style:style>
    <style:style style:name="Normal" style:family="paragraph" style:display-name="Normal">
      <style:text-properties fo:font-size="11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